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ans-serif"/>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Text_20_body">
      <style:paragraph-properties fo:padding="0.049cm" fo:border="0.06pt solid #d9d9e3"/>
    </style:style>
    <style:style style:name="P2" style:family="paragraph" style:parent-style-name="Text_20_body">
      <style:paragraph-properties fo:padding="0.049cm" fo:border="0.06pt solid #d9d9e3"/>
      <style:text-properties officeooo:paragraph-rsid="0010171c"/>
    </style:style>
    <style:style style:name="P3" style:family="paragraph" style:parent-style-name="Text_20_body">
      <style:paragraph-properties fo:padding="0.049cm" fo:border="0.06pt solid #d9d9e3"/>
      <style:text-properties officeooo:rsid="0010171c" officeooo:paragraph-rsid="0010171c"/>
    </style:style>
    <style:style style:name="P4" style:family="paragraph" style:parent-style-name="Text_20_body">
      <style:paragraph-properties fo:padding="0.049cm" fo:border="0.06pt solid #d9d9e3"/>
      <style:text-properties officeooo:paragraph-rsid="0012d2c5"/>
    </style:style>
    <style:style style:name="P5" style:family="paragraph" style:parent-style-name="Text_20_body">
      <style:paragraph-properties fo:padding="0.049cm" fo:border="0.06pt solid #d9d9e3"/>
      <style:text-properties officeooo:paragraph-rsid="0012de77"/>
    </style:style>
    <style:style style:name="T1" style:family="text">
      <style:text-properties officeooo:rsid="0010171c"/>
    </style:style>
    <style:style style:name="T2" style:family="text">
      <style:text-properties officeooo:rsid="00108b37"/>
    </style:style>
    <style:style style:name="T3" style:family="text">
      <style:text-properties officeooo:rsid="00128423"/>
    </style:style>
    <style:style style:name="T4" style:family="text">
      <style:text-properties officeooo:rsid="0012d2c5"/>
    </style:style>
    <style:style style:name="T5" style:family="text">
      <style:text-properties officeooo:rsid="0012de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Fayz </text:span>Ergashev</text:p>
      <text:p text:style-name="P2"><text:a xlink:type="simple" xlink:href="mailto:fayzulloh2004@gmail.com" text:style-name="Internet_20_link" text:visited-style-name="Visited_20_Internet_20_Link"><text:span text:style-name="T1">fayzulloh2004@gmail.com</text:span></text:a></text:p>
      <text:p text:style-name="P3">+1 (416) 402-4234</text:p>
      <text:p text:style-name="P3"><text:span text:style-name="T4">January 11</text:span>, 2023</text:p>
      <text:p text:style-name="P2"/>
      <text:p text:style-name="P1">Dear <text:span text:style-name="T3">Hiring Manager</text:span>,</text:p>
      <text:p text:style-name="P5">I am writing to express my strong interest in the<text:span text:style-name="T5"> SQA Engineering </text:span><text:span text:style-name="T3">position </text:span><text:span text:style-name="T1">at </text:span><text:span text:style-name="T5">Groq</text:span>. As a 2nd year student majoring in Computer Science, I am excited to contribute my skills and passion to a company that shares my dedication to pushing the boundaries of <text:span text:style-name="T5">computer programming</text:span>.</text:p>
      <text:p text:style-name="P1">From an early age, I have been captivated by the potential of technology to reshape industries and expand human understanding. My academic journey <text:span text:style-name="T3">in the International Baccalaureate program and at the University of Waterloo</text:span> has equipped me with a solid foundation in analytical thinking, problem-solving <text:span text:style-name="T3">and innovation</text:span>. <text:span text:style-name="T3">My</text:span> multidisciplinary background has nurtured my curiosity and fostered a unique <text:span text:style-name="T3">worldview</text:span>.</text:p>
      <text:p text:style-name="P1">My career goal is to engage in <text:span text:style-name="T5">software</text:span> development that supports groundbreaking advancements and ventures that transcend the limitations of current technology. The idea of contributing to projects that pave the way for <text:span text:style-name="T3">new technologies and computer systems</text:span> resonates deeply with me. These industries align perfectly with my personal aspirations, and I am eager to apply my technical skills and enthusiasm to contribute meaningfully to your team.</text:p>
      <text:p text:style-name="P4">Through my coursework and personal projects, I have honed my proficiency in programming languages such as <text:span text:style-name="T1">C/C++, Python,</text:span><text:span text:style-name="T5"> Verilog, and Java</text:span>, gained hands-on experience with <text:span text:style-name="T4">object-oriented programming and design patterns,</text:span><text:span text:style-name="T1"> </text:span><text:span text:style-name="T4">network programming using TCP/IP and UDP</text:span><text:span text:style-name="T1">, embedded systems programming</text:span>, <text:span text:style-name="T1">FreeRTOS </text:span>and developed a keen eye for detail when it comes to developing robust and efficient firmware solutions. Additionally, my ability to collaborate in diverse teams and communicate complex ideas clearly allows me to thrive in dynamic and innovative environments.</text:p>
      <text:p text:style-name="P5"><text:span text:style-name="T1">Joining </text:span><text:span text:style-name="T5">Groq</text:span> would provide an exceptional opportunity for me to combine my technical <text:span text:style-name="T1">skills</text:span> with my unwavering passion for <text:span text:style-name="T1">modern</text:span> technologies. The prospect of contributing to projects that have a tangible impact on the world is truly inspiring, and I am eager to be a part of your team's journey.</text:p>
      <text:p text:style-name="P5">Thank you for considering my application. I would welcome the chance to discuss how my skills and aspirations align with the mission of <text:span text:style-name="T5">Groq</text:span>. I have attached my resume for your review and would be delighted to provide any additional information or references upon request. I look forward to the opportunity of further discussing how I can contribute to your team.</text:p>
      <text:p text:style-name="P1">Sincerely,</text:p>
      <text:p text:style-name="P3"><text:span text:style-name="T2">Fayz</text:span> Ergashev</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ans-serif"/>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urce Han Sans CN" style:font-family-asian="'Source Han Sans CN'"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16:32:10.426578017</meta:creation-date>
    <dc:date>2024-01-11T19:35:35.512164266</dc:date>
    <meta:editing-duration>PT7M47S</meta:editing-duration>
    <meta:editing-cycles>5</meta:editing-cycles>
    <meta:generator>LibreOffice/7.5.9.2$Linux_X86_64 LibreOffice_project/50$Build-2</meta:generator>
    <meta:document-statistic meta:table-count="0" meta:image-count="0" meta:object-count="0" meta:page-count="1" meta:paragraph-count="13" meta:word-count="378" meta:character-count="2463" meta:non-whitespace-character-count="2098"/>
  </office:meta>
</office:document-meta>
</file>